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Article2-title">
      <style:graphic-properties draw:auto-grow-height="true" fo:min-height="2.629cm"/>
      <style:paragraph-properties style:writing-mode="lr-tb"/>
    </style:style>
    <style:style style:name="pr4" style:family="presentation" style:parent-style-name="Article2-outline1">
      <style:graphic-properties fo:min-height="8.884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1" fo:font-size="26pt" fo:font-weight="normal"/>
    </style:style>
    <style:style style:name="P3" style:family="paragraph">
      <loext:graphic-properties draw:fill-color="#ffffff"/>
      <style:paragraph-properties style:writing-mode="lr-tb"/>
    </style:style>
    <style:style style:name="P4" style:family="paragraph">
      <loext:graphic-properties draw:fill-color="#ffffff"/>
    </style:style>
    <style:style style:name="P5" style:family="paragraph">
      <style:text-properties style:font-name="FreeMono"/>
    </style:style>
    <style:style style:name="P6" style:family="paragraph">
      <loext:graphic-properties draw:fill="none" draw:fill-color="#ffffff"/>
      <style:text-properties style:font-name="FreeMono"/>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text-properties fo:font-size="20pt"/>
    </style:style>
    <style:style style:name="T1" style:family="text">
      <style:text-properties fo:color="#000000" loext:opacity="100%" style:font-name="Noto Sans1" fo:font-size="26pt" fo:font-weight="normal"/>
    </style:style>
    <style:style style:name="T2" style:family="text">
      <style:text-properties style:font-name="FreeMono"/>
    </style:style>
    <style:style style:name="T3" style:family="text">
      <style:text-properties fo:font-variant="normal" fo:text-transform="none" style:use-window-font-color="true" loext:opacity="0%" style:text-outline="false" style:text-line-through-style="none" style:text-line-through-type="none" style:font-name="FreeMono" fo:font-size="28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8% 58%" style:font-name="FreeMono" fo:font-size="28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5" style:family="text">
      <style:text-properties style:text-position="-8% 58%" style:font-name="FreeMono"/>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10.792cm" svg:height="2.507cm" svg:x="13.825cm" svg:y="6.851cm" presentation:class="title" presentation:user-transformed="true">
          <draw:text-box>
            <text:p text:style-name="P1"><text:span text:style-name="T1">Storag</text:span><text:span text:style-name="T1">e v3.0</text:span><text:span text:style-name="T1"><text:line-break/></text:span><text:span text:style-name="T1">Brainst</text:span><text:span text:style-name="T1">orming </text:span><text:span text:style-name="T1">v0.3 :-)</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office:forms form:automatic-focus="false" form:apply-design-mode="false"/>
        <draw:frame presentation:style-name="pr3" draw:layer="layout" svg:width="25.199cm" svg:height="2.629cm" svg:x="1.4cm" svg:y="0.628cm" presentation:class="title" presentation:user-transformed="true">
          <draw:text-box>
            <text:p>Design Constraints</text:p>
          </draw:text-box>
        </draw:frame>
        <draw:frame presentation:style-name="pr4" draw:layer="layout" svg:width="25.199cm" svg:height="9.134cm" svg:x="1.4cm" svg:y="3.685cm" presentation:class="outline">
          <draw:text-box>
            <text:list text:style-name="L2">
              <text:list-item>
                <text:p xml:id="id1" text:id="id1">Only <text:span text:style-name="T2">self_key</text:span> is a new language element</text:p>
              </text:list-item>
              <text:list-item>
                <text:p xml:id="id2" text:id="id2">Everything else is regular Sway</text:p>
                <text:list>
                  <text:list-item>
                    <text:p xml:id="id3" text:id="id3">Enhanced with <text:span text:style-name="T2">const fn</text:span>, <text:span text:style-name="T2">const impl Trait</text:span>, and slices</text:p>
                  </text:list-item>
                  <text:list-item>
                    <text:p xml:id="id4" text:id="id4">Regular means functionality is provided by the type system</text:p>
                  </text:list-item>
                </text:list>
              </text:list-item>
              <text:list-item>
                <text:p xml:id="id5" text:id="id5">Consequence:</text:p>
                <text:list>
                  <text:list-item>
                    <text:p xml:id="id6" text:id="id6">App and lib authors can fully utilize and extend the infrastructure provided via <text:span text:style-name="T2">st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frame presentation:style-name="pr3" draw:layer="layout" svg:width="25.199cm" svg:height="2.629cm" svg:x="1.4cm" svg:y="0.628cm" presentation:class="title">
          <draw:text-box>
            <text:p>[T]</text:p>
          </draw:text-box>
        </draw:frame>
        <draw:frame presentation:style-name="pr4" draw:layer="layout" svg:width="25.199cm" svg:height="9.134cm" svg:x="1.4cm" svg:y="3.685cm" presentation:class="outline">
          <draw:text-box>
            <text:list text:style-name="L2">
              <text:list-item>
                <text:p xml:id="id7" text:id="id7">We need a performant way to build <text:span text:style-name="T2">[T]</text:span> in a const context</text:p>
              </text:list-item>
              <text:list-item>
                <text:p xml:id="id8" text:id="id8">For this demo I assume <text:span text:style-name="T2">+</text:span> has this property</text:p>
                <text:list>
                  <text:list-item>
                    <text:p xml:id="id9" text:id="id9"><text:span text:style-name="T3">[x</text:span><text:span text:style-name="T4">1</text:span><text:span text:style-name="T3">, …, x</text:span><text:span text:style-name="T4">n</text:span><text:span text:style-name="T3">] + [y</text:span><text:span text:style-name="T5">1</text:span><text:span text:style-name="T2">, …, y</text:span><text:span text:style-name="T5">m</text:span><text:span text:style-name="T2">]</text:span> is const if both <text:span text:style-name="T2">[X]</text:span> and <text:span text:style-name="T2">[Y]</text:span> are cons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2T19">
        <office:forms form:automatic-focus="false" form:apply-design-mode="false"/>
        <draw:frame presentation:style-name="pr3" draw:layer="layout" svg:width="25.199cm" svg:height="3.625cm" svg:x="1.4cm" svg:y="0.13cm" presentation:class="title">
          <draw:text-box>
            <text:p>Separation of Instantiation and Configuration</text:p>
          </draw:text-box>
        </draw:frame>
        <draw:frame draw:style-name="gr2" draw:text-style-name="P6" draw:layer="layout" svg:width="3.931cm" svg:height="2.791cm" svg:x="9.317cm" svg:y="5.715cm">
          <draw:text-box>
            <text:p xml:id="id10" text:id="id10" text:style-name="P5">storage {</text:p>
            <text:p text:style-name="P5"/>
            <text:p text:style-name="P5"/>
            <text:p xml:id="id11" text:id="id11" text:style-name="P5">}</text:p>
          </draw:text-box>
        </draw:frame>
        <draw:frame draw:style-name="gr2" draw:text-style-name="P6" draw:layer="layout" svg:width="0.883cm" svg:height="0.886cm" svg:x="10.795cm" svg:y="6.844cm">
          <draw:text-box>
            <text:p xml:id="id12" text:id="id12" text:style-name="P5">x</text:p>
          </draw:text-box>
        </draw:frame>
        <draw:frame draw:style-name="gr2" draw:text-style-name="P6" draw:layer="layout" svg:width="1.264cm" svg:height="0.886cm" svg:x="12.065cm" svg:y="6.844cm">
          <draw:text-box>
            <text:p xml:id="id13" text:id="id13" text:style-name="P5">:=</text:p>
          </draw:text-box>
        </draw:frame>
        <draw:frame draw:style-name="gr3" draw:text-style-name="P6" draw:layer="layout" svg:width="6.852cm" svg:height="1.521cm" svg:x="13.468cm" svg:y="6.844cm">
          <draw:text-box>
            <text:p xml:id="id16" text:id="id16" text:style-name="P5">&lt;configuration&gt;,</text:p>
          </draw:text-box>
        </draw:frame>
        <draw:line draw:style-name="gr4" draw:text-style-name="P7" xml:id="id14" draw:id="id14" draw:layer="layout" svg:x1="13.335cm" svg:y1="6.985cm" svg:x2="16.51cm" svg:y2="5.08cm">
          <text:p/>
        </draw:line>
        <draw:frame draw:style-name="gr2" draw:text-style-name="P8" draw:layer="layout" svg:width="4.702cm" svg:height="0.962cm" svg:x="16.51cm" svg:y="4.445cm">
          <draw:text-box>
            <text:p xml:id="id15" text:id="id15"><text:span text:style-name="T6">configure</text:span> with</text:p>
          </draw:text-box>
        </draw:frame>
        <draw:line draw:style-name="gr4" draw:text-style-name="P7" xml:id="id17" draw:id="id17" draw:layer="layout" svg:x1="16.51cm" svg:y1="7.928cm" svg:x2="16.51cm" svg:y2="9.198cm">
          <text:p/>
        </draw:line>
        <draw:frame draw:style-name="gr2" draw:text-style-name="P8" draw:layer="layout" svg:width="14.81cm" svg:height="1.673cm" svg:x="10.795cm" svg:y="9.198cm">
          <draw:text-box>
            <text:list text:style-name="L1">
              <text:list-item>
                <text:p xml:id="id18" text:id="id18">Information on how to configure the storage slots</text:p>
              </text:list-item>
              <text:list-item>
                <text:p xml:id="id19" text:id="id19">This is <text:span text:style-name="T6">n</text:span><text:span text:style-name="T6">o</text:span><text:span text:style-name="T6">t</text:span><text:span text:style-name="T6"> </text:span><text:span text:style-name="T6">a</text:span><text:span text:style-name="T6">n</text:span><text:span text:style-name="T6"> </text:span><text:span text:style-name="T6">i</text:span><text:span text:style-name="T6">n</text:span><text:span text:style-name="T6">s</text:span><text:span text:style-name="T6">t</text:span><text:span text:style-name="T6">a</text:span><text:span text:style-name="T6">n</text:span><text:span text:style-name="T6">t</text:span><text:span text:style-name="T6">i</text:span><text:span text:style-name="T6">a</text:span><text:span text:style-name="T6">t</text:span><text:span text:style-name="T6">i</text:span><text:span text:style-name="T6">o</text:span><text:span text:style-name="T6">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office:forms form:automatic-focus="false" form:apply-design-mode="false"/>
        <draw:frame presentation:style-name="pr3" draw:layer="layout" svg:width="25.199cm" svg:height="2.629cm" svg:x="1.4cm" svg:y="0.628cm" presentation:class="title">
          <draw:text-box>
            <text:p>Limitation :-(</text:p>
          </draw:text-box>
        </draw:frame>
        <draw:frame presentation:style-name="pr4" draw:layer="layout" svg:width="25.199cm" svg:height="9.134cm" svg:x="1.4cm" svg:y="3.685cm" presentation:class="outline">
          <draw:text-box>
            <text:list text:style-name="L2">
              <text:list-item>
                <text:p xml:id="id20" text:id="id20">We can have arbitrary nested <text:span text:style-name="T2">Storage</text:span>s in the storage, but we cannot initialize them in an arbitrary nested manner :-(</text:p>
              </text:list-item>
              <text:list-item>
                <text:p xml:id="id21" text:id="id21">`std` still supports configuration of common cases and custom config functions can always be written <text:s/></text:p>
              </text:list-item>
              <text:list-item>
                <text:p xml:id="id22" text:id="id22">To support arbitrary nested initializations in this approach, we need <text:span text:style-name="T6">callbacks</text:span> in the languag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1">
          <office:forms form:automatic-focus="false" form:apply-design-mode="false"/>
          <draw:page-thumbnail draw:style-name="gr1" draw:layer="layout" svg:width="18.624cm" svg:height="10.476cm" svg:x="1.482cm" svg:y="2.123cm" draw:page-number="5" presentation:class="page"/>
          <draw:frame presentation:style-name="pr5"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office:forms form:automatic-focus="false" form:apply-design-mode="false"/>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office:forms form:automatic-focus="false" form:apply-design-mode="false"/>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office:forms form:automatic-focus="false" form:apply-design-mode="fals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office:forms form:automatic-focus="false" form:apply-design-mode="fals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office:forms form:automatic-focus="false" form:apply-design-mode="fals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2-27T13:20:54.902002274</meta:creation-date>
    <meta:editing-duration>PT6H32M1S</meta:editing-duration>
    <meta:editing-cycles>12</meta:editing-cycles>
    <dc:date>2024-03-12T13:26:09.171860026</dc:date>
    <meta:document-statistic meta:object-count="416"/>
  </office:meta>
</office:document-meta>
</file>